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ElementException.UnsupportedElementException( String msg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supportedElementException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